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Calibri" svg:font-family="Calibri" style:font-family-generic="roman" style:font-pitch="variable"/>
    <style:font-face style:name="Liberation Sans" svg:font-family="'Liberation Sans'" style:font-family-generic="roman" style:font-pitch="variable"/>
    <style:font-face style:name="Malgun Gothic" svg:font-family="'Malgun Gothic'" style:font-family-generic="roman" style:font-pitch="variable"/>
    <style:font-face style:name="Tahoma" svg:font-family="Tahoma"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lgun Gothic1" svg:font-family="'Malgun Gothic'"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Malgun Gothic" fo:font-weight="bold" style:font-name-asian="Malgun Gothic1" style:font-weight-asian="bold"/>
    </style:style>
    <style:style style:name="P3" style:family="paragraph" style:parent-style-name="Standard">
      <style:paragraph-properties fo:margin-top="0in" fo:margin-bottom="0in" loext:contextual-spacing="false" fo:text-align="center" style:justify-single-word="false"/>
    </style:style>
    <style:style style:name="P4" style:family="paragraph" style:parent-style-name="Standard">
      <style:paragraph-properties fo:margin-top="0in" fo:margin-bottom="0in" loext:contextual-spacing="false" fo:text-align="center" style:justify-single-word="false"/>
      <style:text-properties style:font-name="Malgun Gothic" fo:font-weight="bold" style:font-name-asian="Malgun Gothic1" style:font-weight-asian="bold" style:font-weight-complex="bold"/>
    </style:style>
    <style:style style:name="P5" style:family="paragraph" style:parent-style-name="Standard">
      <style:paragraph-properties fo:margin-top="0in" fo:margin-bottom="0in" loext:contextual-spacing="false" fo:text-align="center" style:justify-single-word="false"/>
      <style:text-properties style:font-name="Malgun Gothic" style:font-name-asian="Malgun Gothic1"/>
    </style:style>
    <style:style style:name="P6" style:family="paragraph" style:parent-style-name="Horizontal_20_Line">
      <style:text-properties officeooo:paragraph-rsid="0003969e"/>
    </style:style>
    <style:style style:name="P7" style:family="paragraph" style:parent-style-name="Standard" style:master-page-name="Standard">
      <style:paragraph-properties fo:text-align="center" style:justify-single-word="false" style:page-number="auto"/>
      <style:text-properties style:font-name="Malgun Gothic" fo:font-size="16pt" fo:language="en" fo:country="GB" style:font-name-asian="Malgun Gothic1" style:font-size-asian="16pt" style:font-size-complex="16pt"/>
    </style:style>
    <style:style style:name="P8" style:family="paragraph" style:parent-style-name="Standard">
      <style:paragraph-properties fo:text-align="center" style:justify-single-word="false"/>
      <style:text-properties style:font-name="Malgun Gothic" fo:language="en" fo:country="GB" fo:font-weight="bold" style:font-name-asian="Malgun Gothic1" style:font-weight-asian="bold"/>
    </style:style>
    <style:style style:name="P9" style:family="paragraph" style:parent-style-name="Text_20_body">
      <style:text-properties fo:font-variant="normal" fo:text-transform="none" fo:color="#24292e" style:font-name="Malgun Gothic" fo:font-size="11pt" fo:letter-spacing="normal" fo:language="en" fo:country="GB" fo:font-style="normal" fo:font-weight="bold" style:font-name-asian="Malgun Gothic1" style:font-size-asian="11pt" style:font-weight-asian="bold" style:font-size-complex="11pt"/>
    </style:style>
    <style:style style:name="P10" style:family="paragraph" style:parent-style-name="Text_20_body">
      <style:text-properties fo:font-variant="normal" fo:text-transform="none" fo:color="#24292e" style:font-name="Malgun Gothic" fo:font-size="11pt" fo:letter-spacing="normal" fo:language="en" fo:country="GB" fo:font-style="normal" fo:font-weight="bold" officeooo:paragraph-rsid="0003969e" style:font-name-asian="Malgun Gothic1" style:font-size-asian="11pt" style:font-weight-asian="bold" style:font-size-complex="11pt"/>
    </style:style>
    <style:style style:name="P11" style:family="paragraph" style:parent-style-name="Text_20_body">
      <style:text-properties fo:font-variant="normal" fo:text-transform="none" fo:color="#24292e" style:font-name="Malgun Gothic" fo:font-size="11pt" fo:letter-spacing="normal" fo:language="en" fo:country="GB" fo:font-style="normal" fo:font-weight="normal" officeooo:rsid="0005065b" officeooo:paragraph-rsid="0008098d" style:font-name-asian="Malgun Gothic1" style:font-size-asian="9.60000038146973pt" style:font-weight-asian="normal" style:font-size-complex="11pt" style:font-weight-complex="normal"/>
    </style:style>
    <style:style style:name="P12" style:family="paragraph" style:parent-style-name="Text_20_body">
      <style:text-properties fo:font-variant="normal" fo:text-transform="none" fo:color="#24292e" style:font-name="Malgun Gothic" fo:font-size="11pt" fo:letter-spacing="normal" fo:language="en" fo:country="GB" fo:font-style="normal" fo:font-weight="normal" officeooo:rsid="000b70f3" officeooo:paragraph-rsid="000b70f3" style:font-name-asian="Malgun Gothic1" style:font-size-asian="9.60000038146973pt" style:font-weight-asian="normal" style:font-size-complex="11pt" style:font-weight-complex="normal"/>
    </style:style>
    <style:style style:name="T1" style:family="text">
      <style:text-properties style:font-name="Malgun Gothic" fo:font-size="14pt" fo:language="en" fo:country="GB" style:text-underline-style="solid" style:text-underline-width="auto" style:text-underline-color="font-color" style:font-name-asian="Malgun Gothic1" style:font-size-asian="14pt" style:font-size-complex="14pt"/>
    </style:style>
    <style:style style:name="T2" style:family="text">
      <style:text-properties style:font-name="Malgun Gothic" fo:font-size="14pt" fo:language="en" fo:country="GB" style:text-underline-style="solid" style:text-underline-width="auto" style:text-underline-color="font-color" officeooo:rsid="0003969e" style:font-name-asian="Malgun Gothic1" style:font-size-asian="14pt" style:font-size-complex="14pt"/>
    </style:style>
    <style:style style:name="T3" style:family="text">
      <style:text-properties style:font-name="Malgun Gothic" fo:language="en" fo:country="GB" fo:font-weight="bold" style:font-name-asian="Malgun Gothic1" style:font-weight-asian="bold" style:font-weight-complex="bold"/>
    </style:style>
    <style:style style:name="T4" style:family="text">
      <style:text-properties style:font-name="Malgun Gothic" fo:language="en" fo:country="GB" style:font-name-asian="Malgun Gothic1"/>
    </style:style>
    <style:style style:name="T5" style:family="text">
      <style:text-properties style:font-name="Malgun Gothic" fo:font-size="12pt" fo:language="en" fo:country="GB" fo:font-style="italic" style:font-name-asian="Malgun Gothic1" style:font-size-asian="12pt" style:font-style-asian="italic" style:font-size-complex="12pt" style:font-style-complex="italic"/>
    </style:style>
    <style:style style:name="T6" style:family="text">
      <style:text-properties style:font-name="Malgun Gothic" fo:font-size="12pt" fo:language="en" fo:country="GB" fo:font-style="italic" officeooo:rsid="0003969e" style:font-name-asian="Malgun Gothic1" style:font-size-asian="12pt" style:font-style-asian="italic" style:font-size-complex="12pt" style:font-style-complex="italic"/>
    </style:style>
    <style:style style:name="T7" style:family="text">
      <style:text-properties style:font-name="Malgun Gothic" fo:font-size="12pt" fo:language="en" fo:country="GB" fo:font-style="italic" officeooo:rsid="000c6689" style:font-name-asian="Malgun Gothic1" style:font-size-asian="12pt" style:font-style-asian="italic" style:font-size-complex="12pt" style:font-style-complex="italic"/>
    </style:style>
    <style:style style:name="T8" style:family="text">
      <style:text-properties style:text-position="super 58%" style:font-name="Malgun Gothic" fo:font-size="14pt" fo:language="en" fo:country="GB" style:text-underline-style="solid" style:text-underline-width="auto" style:text-underline-color="font-color" style:font-name-asian="Malgun Gothic1" style:font-size-asian="14pt" style:font-size-complex="14pt"/>
    </style:style>
    <style:style style:name="T9" style:family="text">
      <style:text-properties officeooo:rsid="0008098d"/>
    </style:style>
    <style:style style:name="T10" style:family="text">
      <style:text-properties officeooo:rsid="000bad0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EEP LEARNING FOR VISUAL COMPUTING</text:p>
      <text:p text:style-name="P1"><text:span text:style-name="T1">Report </text:span><text:span text:style-name="T2">second</text:span><text:span text:style-name="T8"> </text:span><text:span text:style-name="T1">Assignment:</text:span></text:p>
      <text:p text:style-name="P2"/>
      <text:p text:style-name="P8">Group 4: </text:p>
      <text:p text:style-name="P3"><text:span text:style-name="T3">Daria Lazic</text:span><text:span text:style-name="T4"> and </text:span><text:span text:style-name="T3">Marcin Konefał</text:span></text:p>
      <text:p text:style-name="P4"/>
      <text:p text:style-name="P4"/>
      <text:p text:style-name="P3"><text:span text:style-name="T5">November <text:s text:c="2"/></text:span><text:span text:style-name="T7">06</text:span><text:span text:style-name="T5">.</text:span><text:span text:style-name="T7">01</text:span><text:span text:style-name="T5">.201</text:span><text:span text:style-name="T6">9</text:span><text:span text:style-name="T5">, <text:s/>Vienna</text:span></text:p>
      <text:p text:style-name="P5"/>
      <text:p text:style-name="Horizontal_20_Line"/>
      <text:p text:style-name="P9">How does SGD work? What are your findings on the example data (part1)?</text:p>
      <text:p text:style-name="P11">The aim of SGD is to find the global minimum of a function in iterative process. <text:span text:style-name="T9">This process updates function point coordinates in the direction where value of the function decrease (it is deduced from calculated Hessian), step size of the change depends also on the parameter called learning rate. Bilinear interpolation was used for approximate value of the function for non integer point coordinates.</text:span></text:p>
      <text:p text:style-name="P12">Algorithm has most interesting behaviour for Schaffer Function N. 4. For other functions <text:span text:style-name="T10">algorithm monotonously converge to the function global minimum (at least, if it is possible from given starting point). Because Schaffer Function consist a lot of sharp local minima, algorithm struggle to converge to one of the local minimum, it is also much more sensitive for parameters change.</text:span></text:p>
      <text:p text:style-name="P6"/>
      <text:p text:style-name="P10">Which network architecture did you choose for part 2 and why? Did you have problems reaching a low training error?</text:p>
      <text:p text:style-name="P6"/>
      <text:p text:style-name="P10">What are the goals of data augmentation, regularization, and early stopping? How exactly did you use these techniques (hyperparameters, combinations) and what were your results (train and val performance)? List all experiments and results, even if they did not work well, and discuss them.</text:p>
      <text:p text:style-name="P6"/>
      <text:p text:style-name="P10">If you utilized transfer learning, explain what you did and your resul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pple-system" svg:font-family="apple-system, BlinkMacSystemFont, 'Segoe UI', Helvetica, Arial, sans-serif, 'Apple Color Emoji', 'Segoe UI Emoji', 'Segoe UI Symbol'"/>
    <style:font-face style:name="Calibri" svg:font-family="Calibri" style:font-family-generic="roman" style:font-pitch="variable"/>
    <style:font-face style:name="Liberation Sans" svg:font-family="'Liberation Sans'" style:font-family-generic="roman" style:font-pitch="variable"/>
    <style:font-face style:name="Malgun Gothic" svg:font-family="'Malgun Gothic'" style:font-family-generic="roman" style:font-pitch="variable"/>
    <style:font-face style:name="Tahoma" svg:font-family="Tahoma"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algun Gothic1" svg:font-family="'Malgun Gothic'"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de" fo:country="AT"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de" fo:country="AT"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de" fo:country="AT" style:letter-kerning="false"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Horizontal_20_Line" style:display-name="Horizontal Line" style:family="paragraph" style:parent-style-name="Standard" style:default-outline-level="" style:class="html">
      <style:paragraph-properties fo:margin-top="0in" fo:margin-bottom="0.1965in" loext: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25in" style:layout-grid-ruby-height="0in" style:layout-grid-mode="none" style:layout-grid-ruby-below="false" style:layout-grid-print="false" style:layout-grid-display="false" style:layout-grid-base-width="0.180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1T13:18:00</meta:creation-date>
    <meta:initial-creator>Daria Lazic</meta:initial-creator>
    <dc:language>en-US</dc:language>
    <dc:date>2018-12-31T19:12:29.783747769</dc:date>
    <meta:editing-cycles>10</meta:editing-cycles>
    <meta:editing-duration>PT27M8S</meta:editing-duration>
    <meta:generator>LibreOffice/6.0.7.3$Linux_X86_64 LibreOffice_project/00m0$Build-3</meta:generator>
    <meta:document-statistic meta:table-count="0" meta:image-count="0" meta:object-count="0" meta:page-count="1" meta:paragraph-count="11" meta:word-count="232" meta:character-count="1463" meta:non-whitespace-character-count="1238"/>
    <meta:user-defined meta:name="AppVersion">14.0000</meta:user-defined>
    <meta:user-defined meta:name="Company">stann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7E83E768.dotm" xlink:href=""/>
  </office:meta>
</office:document-meta>
</file>